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8mm"/>
    </style:style>
    <style:style style:name="co3" style:family="table-column">
      <style:table-column-properties fo:break-before="auto" style:column-width="65.23mm"/>
    </style:style>
    <style:style style:name="co4" style:family="table-column">
      <style:table-column-properties fo:break-before="auto" style:column-width="4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B7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aft gesture Controller – Bill of Materials</text:p>
          </table:table-cell>
          <table:table-cell table:number-columns-repeated="4"/>
          <table:table-cell table:style-name="ce2" office:value-type="string" calcext:value-type="string">
            <text:p><text:a xlink:href="https://www.mouser.co.uk/ProductDetail/Bourns/CR0805-FX-3301ELF?qs=sGAEpiMZZMukHu%252bjC5l7YQVLoTsa3Kbs6iYm4bwGYX4%3D" xlink:type="simple">652-CR0805FX-3301ELF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ouser Part #</text:p>
          </table:table-cell>
          <table:table-cell office:value-type="string" calcext:value-type="string">
            <text:p>Manufacturer part number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0805</text:p>
          </table:table-cell>
          <table:table-cell table:style-name="ce2" office:value-type="string" calcext:value-type="string">
            <text:p><text:a xlink:href="https://www.mouser.co.uk/ProductDetail/Vishay/RCS08053K30FKEA?qs=sGAEpiMZZMukHu%252bjC5l7YaLvmK65Jz71%252bt4mMk92s8g%3D" xlink:type="simple">71-RCS08053K30FKEA</text:a></text:p>
          </table:table-cell>
          <table:table-cell office:value-type="string" calcext:value-type="string">
            <text:p>CR0805-FX-3301ELF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2</text:p>
          </table:table-cell>
          <table:table-cell/>
          <table:table-cell table:style-name="ce2" office:value-type="string" calcext:value-type="string">
            <text:p><text:a xlink:href="https://www.mouser.co.uk/ProductDetail/Bourns/CR0805-FX-2211ELF?qs=sGAEpiMZZMukHu%252bjC5l7Yc4jkWkORmOmwKGZU%252bWFLf4%3D" xlink:type="simple">652-CR0805FX-2211ELF</text:a></text:p>
          </table:table-cell>
          <table:table-cell table:style-name="ce2" office:value-type="string" calcext:value-type="string">
            <text:p><text:a xlink:href="https://www.mouser.co.uk/ProductDetail/Bourns/CR0805-FX-2211ELF?qs=sGAEpiMZZMukHu%252bjC5l7Yc4jkWkORmOmwKGZU%252bWFLf4%3D" xlink:type="simple">CR0805-FX-2211ELF</text:a>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/>
          <table:table-cell table:style-name="ce2" office:value-type="string" calcext:value-type="string">
            <text:p><text:a xlink:href="https://www.mouser.co.uk/ProductDetail/Bourns/CR0805-FX-1003GLF?qs=sGAEpiMZZMukHu%252bjC5l7YVcPbNgcGbFV9ebUAsdDVyY%3D" xlink:type="simple">652-CR0805-FX1003GLF</text:a></text:p>
          </table:table-cell>
          <table:table-cell table:style-name="ce2" office:value-type="string" calcext:value-type="string">
            <text:p><text:a xlink:href="https://www.mouser.co.uk/ProductDetail/Bourns/CR0805-FX-1003GLF?qs=sGAEpiMZZMukHu%252bjC5l7YVcPbNgcGbFV9ebUAsdDVyY%3D" xlink:type="simple">CR0805-FX-1003GLF</text:a>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There is no R8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/>
          <table:table-cell table:style-name="ce2" office:value-type="string" calcext:value-type="string">
            <text:p><text:a xlink:href="https://www.mouser.co.uk/ProductDetail/Yageo/RC0805FR-071KL?qs=sGAEpiMZZMukHu%252bjC5l7YesUq%252bKt2%252bi6NqPnBnCBtRI%3D" xlink:type="simple">603-RC0805FR-071KL</text:a></text:p>
          </table:table-cell>
          <table:table-cell table:style-name="ce2" office:value-type="string" calcext:value-type="string">
            <text:p><text:a xlink:href="https://www.mouser.co.uk/ProductDetail/Yageo/RC0805FR-071KL?qs=sGAEpiMZZMukHu%252bjC5l7YesUq%252bKt2%252bi6NqPnBnCBtRI%3D" xlink:type="simple">RC0805FR-071KL</text:a>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30R</text:p>
          </table:table-cell>
          <table:table-cell/>
          <table:table-cell table:style-name="ce2" office:value-type="string" calcext:value-type="string">
            <text:p><text:a xlink:href="https://www.mouser.co.uk/ProductDetail/Vishay/CRCW0805330RFKEA?qs=sGAEpiMZZMukHu%252bjC5l7Yf%252bG%2FFb7l1RComWCUw0oB2s%3D" xlink:type="simple">71-CRCW0805-330-E3</text:a></text:p>
          </table:table-cell>
          <table:table-cell table:style-name="ce2" office:value-type="string" calcext:value-type="string">
            <text:p><text:a xlink:href="https://www.mouser.co.uk/ProductDetail/Vishay/CRCW0805330RFKEA?qs=sGAEpiMZZMukHu%252bjC5l7Yf%252bG%2FFb7l1RComWCUw0oB2s%3D" xlink:type="simple">CRCW0805330RFKEA</text:a>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30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mm lead spacing 5mm x 11mm case</text:p>
          </table:table-cell>
          <table:table-cell table:style-name="ce2" office:value-type="string" calcext:value-type="string">
            <text:p><text:a xlink:href="https://www.mouser.co.uk/ProductDetail/Vishay-BC-Components/MAL203858109E3?qs=sGAEpiMZZMsh%252b1woXyUXjwopeKF%252bBHpldTENwEDsWU0%3D" xlink:type="simple">594-MAL203858109E3</text:a></text:p>
          </table:table-cell>
          <table:table-cell table:style-name="ce2" office:value-type="string" calcext:value-type="string">
            <text:p><text:a xlink:href="https://www.mouser.co.uk/ProductDetail/Vishay-BC-Components/MAL203858109E3?qs=sGAEpiMZZMsh%252b1woXyUXjwopeKF%252bBHpldTENwEDsWU0%3D" xlink:type="simple">MAL203858109E3</text:a>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 Tant</text:p>
          </table:table-cell>
          <table:table-cell office:value-type="string" calcext:value-type="string">
            <text:p>5mm Through hole</text:p>
          </table:table-cell>
          <table:table-cell table:style-name="ce2" office:value-type="string" calcext:value-type="string">
            <text:p><text:a xlink:href="https://www.mouser.co.uk/ProductDetail/AVX/TAP106K016CRS?qs=sGAEpiMZZMtZ1n0r9vR22eiMRBIfO5DbDY56e4DkAFs%3D" xlink:type="simple">581-TAP106K016CRS</text:a></text:p>
          </table:table-cell>
          <table:table-cell table:style-name="ce2" office:value-type="string" calcext:value-type="string">
            <text:p><text:a xlink:href="https://www.mouser.co.uk/ProductDetail/AVX/TAP106K016CRS?qs=sGAEpiMZZMtZ1n0r9vR22eiMRBIfO5DbDY56e4DkAFs%3D" xlink:type="simple">TAP106K016CRS</text:a>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0805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Resist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0k Linear Alps </text:p>
          </table:table-cell>
          <table:table-cell office:value-type="string" calcext:value-type="string">
            <text:p>Vertical Alpha 9mm T18 Shaft</text:p>
          </table:table-cell>
          <table:table-cell office:value-type="string" calcext:value-type="string">
            <text:p>Buy from Th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b</text:p>
          </table:table-cell>
          <table:table-cell office:value-type="string" calcext:value-type="string">
            <text:p>T18 Shaft Micro knobs</text:p>
          </table:table-cell>
          <table:table-cell office:value-type="string" calcext:value-type="string">
            <text:p>or T18 Shaft Davies Clones</text:p>
          </table:table-cell>
          <table:table-cell office:value-type="string" calcext:value-type="string">
            <text:p>Buy from Thon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O-41</text:p>
          </table:table-cell>
          <table:table-cell table:style-name="ce2" office:value-type="string" calcext:value-type="string">
            <text:p><text:a xlink:href="https://www.mouser.co.uk/ProductDetail/Diodes-Incorporated/1N5817-T?qs=sGAEpiMZZMtQ8nqTKtFS%2FFTK07ELbAWp1CE4Q27jYoc%3D" xlink:type="simple">621-1N5817</text:a></text:p>
          </table:table-cell>
          <table:table-cell table:style-name="ce2" office:value-type="string" calcext:value-type="string">
            <text:p><text:a xlink:href="https://www.mouser.co.uk/ProductDetail/Diodes-Incorporated/1N5817-T?qs=sGAEpiMZZMtQ8nqTKtFS%2FFTK07ELbAWp1CE4Q27jYoc%3D" xlink:type="simple">1N5817-T</text:a>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O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mm Green LED</text:p>
          </table:table-cell>
          <table:table-cell/>
          <table:table-cell table:style-name="ce2" office:value-type="string" calcext:value-type="string">
            <text:p><text:a xlink:href="https://www.mouser.co.uk/ProductDetail/Lumex/SSF-LX3P74GD?qs=sGAEpiMZZMtilyJihmhKq8Uk9pte688VLFPePNLzcpE%3D" xlink:type="simple">696-SSF-LX3P74GD</text:a></text:p>
          </table:table-cell>
          <table:table-cell table:style-name="ce2" office:value-type="string" calcext:value-type="string">
            <text:p><text:a xlink:href="https://www.mouser.co.uk/ProductDetail/Lumex/SSF-LX3P74GD?qs=sGAEpiMZZMtilyJihmhKq8Uk9pte688VLFPePNLzcpE%3D" xlink:type="simple">SSF-LX3P74GD</text:a>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mm Green L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323</text:p>
          </table:table-cell>
          <table:table-cell table:style-name="ce5" office:value-type="string" calcext:value-type="string">
            <text:p>833-1N4148WX-TP </text:p>
          </table:table-cell>
          <table:table-cell table:style-name="ce5" office:value-type="string" calcext:value-type="string">
            <text:p>1N4148WX-TP 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32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4728</text:p>
          </table:table-cell>
          <table:table-cell office:value-type="string" calcext:value-type="string">
            <text:p>MSOP-10</text:p>
          </table:table-cell>
          <table:table-cell table:style-name="ce2" office:value-type="string" calcext:value-type="string">
            <text:p><text:a xlink:href="https://www.mouser.co.uk/ProductDetail/Microchip-Technology/MCP4728-E-UN?qs=sGAEpiMZZMswix2y39yldfM8M81srxOadQpX3tl2%2Fg8%3D" xlink:type="simple">579-MCP4728-E/UN</text:a></text:p>
          </table:table-cell>
          <table:table-cell table:style-name="ce2" office:value-type="string" calcext:value-type="string">
            <text:p><text:a xlink:href="https://www.mouser.co.uk/ProductDetail/Microchip-Technology/MCP4728-E-UN?qs=sGAEpiMZZMswix2y39yldfM8M81srxOadQpX3tl2%2Fg8%3D" xlink:type="simple">MCP4728-E/UN</text:a>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SOIC-8</text:p>
          </table:table-cell>
          <table:table-cell table:style-name="ce2" office:value-type="string" calcext:value-type="string">
            <text:p><text:a xlink:href="https://www.mouser.co.uk/ProductDetail/Texas-Instruments/TL071CDR?qs=sGAEpiMZZMtCHixnSjNA6Dh9CQmOfcFcs9Z3FNs7eOk%3D" xlink:type="simple">595-TL071CDR</text:a></text:p>
          </table:table-cell>
          <table:table-cell table:style-name="ce2" office:value-type="string" calcext:value-type="string">
            <text:p><text:a xlink:href="https://www.mouser.co.uk/ProductDetail/Texas-Instruments/TL071CDR?qs=sGAEpiMZZMtCHixnSjNA6Dh9CQmOfcFcs9Z3FNs7eOk%3D" xlink:type="simple">TL071CDR</text:a>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SOIC-14</text:p>
          </table:table-cell>
          <table:table-cell table:style-name="ce2" office:value-type="string" calcext:value-type="string">
            <text:p><text:a xlink:href="https://www.mouser.co.uk/ProductDetail/Texas-Instruments/TL074CDR?qs=sGAEpiMZZMtCHixnSjNA6NDQA1eMYwPy8CYCuPHuybs%3D" xlink:type="simple">595-TL074CDR</text:a></text:p>
          </table:table-cell>
          <table:table-cell table:style-name="ce2" office:value-type="string" calcext:value-type="string">
            <text:p><text:a xlink:href="https://www.mouser.co.uk/ProductDetail/Texas-Instruments/TL074CDR?qs=sGAEpiMZZMtCHixnSjNA6NDQA1eMYwPy8CYCuPHuybs%3D" xlink:type="simple">TL074CDR</text:a></text:p>
          </table:table-cell>
          <table:table-cell/>
        </table:table-row>
        <table:table-row table:style-name="ro1">
          <table:table-cell office:value-type="string" calcext:value-type="string">
            <text:p>CPU1</text:p>
          </table:table-cell>
          <table:table-cell office:value-type="string" calcext:value-type="string">
            <text:p>Arduino nano V3 SBC</text:p>
          </table:table-cell>
          <table:table-cell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10-Position binary-coded switch</text:p>
          </table:table-cell>
          <table:table-cell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-Pin Jumper 2.54mm spac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-P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onkiconn Socket</text:p>
          </table:table-cell>
          <table:table-cell/>
          <table:table-cell office:value-type="string" calcext:value-type="string">
            <text:p>Buy from Th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x5-Pin shrouded modular power connector</text:p>
          </table:table-cell>
          <table:table-cell/>
          <table:table-cell office:value-type="string" calcext:value-type="string">
            <text:p>eBay or Aliba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Thonkiconn Socket</text:p>
          </table:table-cell>
          <table:table-cell/>
          <table:table-cell office:value-type="string" calcext:value-type="string">
            <text:p>Buy from Th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honkiconn Socket</text:p>
          </table:table-cell>
          <table:table-cell/>
          <table:table-cell office:value-type="string" calcext:value-type="string">
            <text:p>Buy from Th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honkiconn Socket</text:p>
          </table:table-cell>
          <table:table-cell/>
          <table:table-cell office:value-type="string" calcext:value-type="string">
            <text:p>Buy from Th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honkiconn Socket</text:p>
          </table:table-cell>
          <table:table-cell/>
          <table:table-cell office:value-type="string" calcext:value-type="string">
            <text:p>Buy from Th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10-Pin SIL Female header socket 2.54mm spacing</text:p>
          </table:table-cell>
          <table:table-cell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10-Pin SIL Female header socket 2.54mm spacing</text:p>
          </table:table-cell>
          <table:table-cell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10-Pin SIL Male header pins 2.54 spacing</text:p>
          </table:table-cell>
          <table:table-cell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10-Pin SIL Male header pins 2.54 spacing</text:p>
          </table:table-cell>
          <table:table-cell/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Socket</text:p>
          </table:table-cell>
          <table:table-cell office:value-type="string" calcext:value-type="string">
            <text:p>2x15-Way Female Sil Socket strip</text:p>
          </table:table-cell>
          <table:table-cell/>
          <table:table-cell office:value-type="string" calcext:value-type="string">
            <text:p>eBa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0:15:47.8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8:47:22.032916531</meta:creation-date>
    <dc:date>2018-01-29T22:45:52.703000000</dc:date>
    <meta:editing-duration>PT3H2M16S</meta:editing-duration>
    <meta:editing-cycles>9</meta:editing-cycles>
    <meta:generator>LibreOffice/5.3.7.2$Windows_X86_64 LibreOffice_project/6b8ed514a9f8b44d37a1b96673cbbdd077e24059</meta:generator>
    <meta:print-date>2018-01-29T20:18:09.767000000</meta:print-date>
    <meta:document-statistic meta:table-count="1" meta:cell-count="196" meta:object-count="0"/>
  </office:meta>
</office:document-meta>
</file>